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afad2" draw:textarea-vertical-align="middle" draw:auto-grow-height="false"/>
    </style:style>
    <style:style style:name="gr2" style:family="graphic" style:parent-style-name="standard">
      <style:graphic-properties draw:fill-color="#eee5de" draw:textarea-vertical-align="middle" draw:auto-grow-height="false" fo:min-height="0.749cm" fo:min-width="0.499cm"/>
    </style:style>
    <style:style style:name="gr3" style:family="graphic" style:parent-style-name="standard">
      <style:graphic-properties draw:fill-color="#fafad2" draw:textarea-vertical-align="middle" draw:auto-grow-height="false"/>
    </style:style>
    <style:style style:name="gr4" style:family="graphic" style:parent-style-name="standard">
      <style:graphic-properties draw:stroke="none" draw:fill="none" draw:fill-color="#ffffff" fo:min-height="1.788cm"/>
    </style:style>
    <style:style style:name="gr5" style:family="graphic" style:parent-style-name="standard">
      <style:graphic-properties draw:stroke="dash" draw:stroke-dash="Fine_20_Dashed" svg:stroke-width="0.2cm" svg:stroke-color="#ffd700" draw:marker-start-width="0.5cm" draw:marker-end="Arrow" draw:marker-end-width="0.6cm" draw:fill="solid" draw:fill-color="#6e7b8b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stroke="none" draw:fill="none" draw:fill-color="#ffffff" fo:min-height="0.75cm"/>
    </style:style>
    <style:style style:name="gr8" style:family="graphic" style:parent-style-name="standard">
      <style:graphic-properties svg:stroke-width="0.2cm" svg:stroke-color="#ffd700" draw:marker-start-width="0.5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8b6914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a500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8b6914" fo:font-weight="bold" style:font-weight-asian="bold" style:font-weight-complex="bold"/>
    </style:style>
    <style:style style:name="T2" style:family="text">
      <style:text-properties fo:color="#ffa500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id="id1" draw:layer="layout" svg:width="3cm" svg:height="1.5cm" svg:x="14cm" svg:y="0.962cm">
          <text:p text:style-name="P1"><text:span text:style-name="T1">EME200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cm" svg:height="2.5cm" svg:x="14.5cm" svg:y="2.962cm">
          <text:p text:style-name="P4"/>
          <draw:enhanced-geometry svg:viewBox="0 0 787 799" draw:mirror-vertical="true" draw:type="non-primitive" draw:enhanced-path="M 439 12 L 535 102 391 246 252 108 349 12 0 0 12 348 108 258 282 433 282 799 511 799 511 427 685 252 781 348 787 0 439 12 Z N"/>
        </draw:custom-shape>
        <draw:custom-shape draw:style-name="gr3" draw:text-style-name="P2" draw:layer="layout" svg:width="3cm" svg:height="1.5cm" svg:x="17cm" svg:y="5.462cm">
          <text:p text:style-name="P1"><text:span text:style-name="T1">CIR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cm" svg:height="2cm" svg:x="9cm" svg:y="12.462cm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id="id3" draw:layer="layout" svg:width="3cm" svg:height="2.038cm" svg:x="8cm" svg:y="9.962cm">
          <text:p text:style-name="P1"><text:span text:style-name="T1">Satellite</text:span></text:p>
          <text:p text:style-name="P1"><text:span text:style-name="T1">fr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2" draw:layer="layout" svg:width="3cm" svg:height="2.5cm" svg:x="11.5cm" svg:y="5.462cm">
          <text:p text:style-name="P1"><text:span text:style-name="T1">CoG</text:span></text:p>
          <text:p text:style-name="P1"><text:span text:style-name="T1">Fr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5" draw:layer="layout" svg:width="3cm" svg:height="1.5cm" svg:x="21cm" svg:y="13.462cm">
          <text:p text:style-name="P1"><text:span text:style-name="T1">ITR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4" draw:layer="layout" svg:width="4.5cm" svg:height="2cm" svg:x="7.5cm" svg:y="14.962cm">
          <text:p text:style-name="P1"><text:span text:style-name="T1">GPS receiver</text:span></text:p>
          <text:p text:style-name="P1"><text:span text:style-name="T1">anten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draw:layer="layout" svg:width="7cm" svg:height="2.038cm" svg:x="14.5cm" svg:y="14.962cm">
          <draw:text-box>
            <text:p text:style-name="P4"><text:span text:style-name="T2">(position, velocity) measured by GPS</text:span></text:p>
          </draw:text-box>
        </draw:frame>
        <draw:custom-shape draw:style-name="gr2" draw:text-style-name="P3" draw:layer="layout" svg:width="1cm" svg:height="2cm" draw:transform="rotate (-0.523598775599386) translate (11cm 7.73cm)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1cm" svg:height="2cm" draw:transform="rotate (0.5235987755982) translate (18.5cm 7.462cm)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2" draw:layer="layout" svg:width="3cm" svg:height="1.5cm" svg:x="19.5cm" svg:y="9.462cm">
          <text:p text:style-name="P1"><text:span text:style-name="T1">TIR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cm" svg:height="2cm" draw:transform="rotate (0.5235987755982) translate (21.134cm 11.462cm)">
          <text:p text:style-name="P4"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5" draw:text-style-name="P3" draw:layer="layout" draw:type="curve" svg:x1="14cm" svg:y1="1.712cm" svg:x2="11.5cm" svg:y2="6.712cm" draw:start-shape="id1" draw:start-glue-point="3" draw:end-shape="id2" draw:end-glue-point="3" svg:d="m14000 1712c-4500 0-3250 5000-2500 5000">
          <text:p text:style-name="P4"/>
        </draw:connector>
        <draw:frame draw:style-name="gr6" draw:text-style-name="P5" draw:layer="layout" svg:width="8.5cm" svg:height="1.825cm" svg:x="2.1cm" svg:y="2.762cm">
          <draw:text-box>
            <text:p text:style-name="P4"><text:span text:style-name="T2">(position, velocity) ???</text:span></text:p>
            <text:p text:style-name="P4"><text:span text:style-name="T2">= f(GPS measurement)</text:span></text:p>
          </draw:text-box>
        </draw:frame>
        <draw:frame draw:style-name="gr7" draw:text-style-name="P5" draw:layer="layout" svg:width="3.5cm" svg:height="1.038cm" svg:x="15cm" svg:y="9.5cm">
          <draw:text-box>
            <text:p text:style-name="P4"><text:span text:style-name="T2">attitude</text:span></text:p>
          </draw:text-box>
        </draw:frame>
        <draw:frame draw:style-name="gr7" draw:text-style-name="P5" draw:layer="layout" svg:width="3cm" svg:height="1.038cm" svg:x="2.7cm" svg:y="12.762cm">
          <draw:text-box>
            <text:p text:style-name="P4"><text:span text:style-name="T2">design</text:span></text:p>
          </draw:text-box>
        </draw:frame>
        <draw:connector draw:style-name="gr8" draw:text-style-name="P3" draw:layer="layout" draw:type="curve" svg:x1="14.5cm" svg:y1="6.712cm" svg:x2="11cm" svg:y2="10.981cm" draw:start-shape="id2" draw:start-glue-point="1" draw:end-shape="id3" draw:end-glue-point="1" svg:d="m14500 6712c751 0 2501 4269-3500 4269">
          <text:p text:style-name="P4"/>
        </draw:connector>
        <draw:connector draw:style-name="gr8" draw:text-style-name="P3" draw:layer="layout" draw:type="curve" draw:line-skew="-1.125cm" svg:x1="8cm" svg:y1="10.981cm" svg:x2="7.5cm" svg:y2="15.962cm" draw:start-shape="id3" draw:start-glue-point="3" draw:end-shape="id4" draw:end-glue-point="3" svg:d="m8000 10981c-3187 0-2937 4981-500 4981">
          <text:p text:style-name="P4"/>
        </draw:connector>
        <draw:connector draw:style-name="gr8" draw:text-style-name="P3" draw:layer="layout" draw:type="curve" draw:line-skew="-1.976cm" svg:x1="21cm" svg:y1="14.212cm" svg:x2="12cm" svg:y2="15.962cm" draw:start-shape="id5" draw:start-glue-point="3" draw:end-shape="id4" draw:end-glue-point="1" svg:d="m21000 14212c-9712 0-5213 1750-9000 1750">
          <text:p text:style-name="P4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Véronique Pommier</meta:initial-creator>
    <meta:creation-date>2008-06-24T16:57:18</meta:creation-date>
    <dc:creator>pascal parraud</dc:creator>
    <dc:date>2008-10-09T09:54:30</dc:date>
    <meta:editing-cycles>12</meta:editing-cycles>
    <meta:editing-duration>PT2H10M44S</meta:editing-duration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